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style:rel-width="100%" fo:margin-left="0.0049in" fo:margin-top="0in" fo:margin-bottom="0in" table:align="left" style:writing-mode="lr-tb"/>
    </style:style>
    <style:style style:name="Table1.A" style:family="table-column">
      <style:table-column-properties style:column-width="1.3in" style:rel-column-width="13107*"/>
    </style:style>
    <style:style style:name="Table1.B" style:family="table-column">
      <style:table-column-properties style:column-width="5.2in" style:rel-column-width="524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0f0f0" fo:padding="0.0208in" fo:border="0.75pt solid #cccccc">
        <style:background-image/>
      </style:table-cell-properties>
    </style:style>
    <style:style style:name="Table1.A2" style:family="table-cell">
      <style:table-cell-properties fo:background-color="#ffffff" fo:padding="0.0208in" fo:border="0.75pt solid #cccccc">
        <style:background-image/>
      </style:table-cell-properties>
    </style:style>
    <style:style style:name="Table2" style:family="table">
      <style:table-properties style:width="6.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3in" style:rel-column-width="13107*"/>
    </style:style>
    <style:style style:name="Table2.B" style:family="table-column">
      <style:table-column-properties style:column-width="1.95in" style:rel-column-width="19660*"/>
    </style:style>
    <style:style style:name="Table2.D" style:family="table-column">
      <style:table-column-properties style:column-width="1.95in" style:rel-column-width="1965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0f0f0" fo:padding="0.0208in" fo:border="0.75pt solid #cccccc">
        <style:background-image/>
      </style:table-cell-properties>
    </style:style>
    <style:style style:name="Table2.B1" style:family="table-cell">
      <style:table-cell-properties fo:background-color="#ffffff" fo:padding="0.0208in" fo:border="0.75pt solid #cccccc">
        <style:background-image/>
      </style:table-cell-properties>
    </style:style>
    <style:style style:name="Table2.C3" style:family="table-cell">
      <style:table-cell-properties fo:padding-left="0.0049in" fo:padding-right="0.0049in" fo:padding-top="0in" fo:padding-bottom="0in" fo:border="none"/>
    </style:style>
    <style:style style:name="Table2.D3" style:family="table-cell">
      <style:table-cell-properties fo:padding-left="0.0049in" fo:padding-right="0.0049in" fo:padding-top="0in" fo:padding-bottom="0in" fo:border="none"/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4" style:family="table">
      <style:table-properties style:width="6.5in" style:rel-width="100%" fo:margin-left="0.0049in" fo:margin-top="0in" fo:margin-bottom="0in" table:align="left" style:writing-mode="lr-tb"/>
    </style:style>
    <style:style style:name="Table4.A" style:family="table-column">
      <style:table-column-properties style:column-width="1.3in" style:rel-column-width="13107*"/>
    </style:style>
    <style:style style:name="Table4.B" style:family="table-column">
      <style:table-column-properties style:column-width="5.2in" style:rel-column-width="5242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0f0f0" fo:padding="0.0208in" fo:border="0.75pt solid #cccccc">
        <style:background-image/>
      </style:table-cell-properties>
    </style:style>
    <style:style style:name="Table4.B1" style:family="table-cell">
      <style:table-cell-properties fo:background-color="#ffffff" fo:padding="0.0208in" fo:border="0.75pt solid #cccccc">
        <style:background-image/>
      </style:table-cell-properties>
    </style:style>
    <style:style style:name="Table4.B2" style:family="table-cell">
      <style:table-cell-properties fo:background-color="#ffffff" fo:padding-left="0.0049in" fo:padding-right="0.0049in" fo:padding-top="0in" fo:padding-bottom="0in" fo:border="0.75pt solid #cccccc">
        <style:background-image/>
      </style:table-cell-properties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5" style:family="table">
      <style:table-properties style:width="6.5in" style:rel-width="100%" fo:margin-top="0in" fo:margin-bottom="0in" table:align="center" style:writing-mode="lr-tb"/>
    </style:style>
    <style:style style:name="Table5.A" style:family="table-column">
      <style:table-column-properties style:column-width="0.9493in" style:rel-column-width="9568*"/>
    </style:style>
    <style:style style:name="Table5.B" style:family="table-column">
      <style:table-column-properties style:column-width="5.5507in" style:rel-column-width="55966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5.B1" style:family="table-cell">
      <style:table-cell-properties style:vertical-align="middle" fo:padding="0.0208in" fo:border="none"/>
    </style:style>
    <style:style style:name="Table6" style:family="table">
      <style:table-properties style:width="6.5in" style:rel-width="100%" fo:margin-left="0.0049in" fo:margin-top="0in" fo:margin-bottom="0in" table:align="left" style:writing-mode="lr-tb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style:row-height="0in" fo:keep-together="auto"/>
    </style:style>
    <style:style style:name="Table6.A1" style:family="table-cell">
      <style:table-cell-properties style:vertical-align="middle" fo:padding="0.0208in" fo:border="0.75pt solid #cccccc"/>
    </style:style>
    <style:style style:name="Table7" style:family="table">
      <style:table-properties style:width="6.4896in" fo:margin-top="0in" fo:margin-bottom="0in" table:align="center" style:writing-mode="lr-tb"/>
    </style:style>
    <style:style style:name="Table7.A" style:family="table-column">
      <style:table-column-properties style:column-width="0.9375in"/>
    </style:style>
    <style:style style:name="Table7.B" style:family="table-column">
      <style:table-column-properties style:column-width="5.552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7.B1" style:family="table-cell">
      <style:table-cell-properties style:vertical-align="middle" fo:padding="0.0208in" fo:border="none"/>
    </style:style>
    <style:style style:name="P1" style:family="paragraph" style:parent-style-name="Heading_20_3">
      <style:paragraph-properties fo:margin-top="0in" fo:margin-bottom="0in" style:contextual-spacing="false" fo:orphans="0" fo:widows="0"/>
    </style:style>
    <style:style style:name="P2" style:family="paragraph" style:parent-style-name="Normal_20__28_Web_29_">
      <style:paragraph-properties fo:margin-top="0in" fo:margin-bottom="0in" style:contextual-spacing="false" fo:orphans="0" fo:widows="0"/>
      <style:text-properties style:font-name-asian="Times New Roman2"/>
    </style:style>
    <style:style style:name="P3" style:family="paragraph" style:parent-style-name="Preformatted_20_Text">
      <style:paragraph-properties fo:orphans="0" fo:widows="0"/>
      <style:text-properties style:font-name="Times New Roman1" fo:font-size="12pt" style:font-name-asian="Times New Roman2" style:font-size-asian="12pt" style:font-size-complex="12pt"/>
    </style:style>
    <style:style style:name="P4" style:family="paragraph" style:parent-style-name="Preformatted_20_Text">
      <style:paragraph-properties fo:orphans="0" fo:widows="0"/>
      <style:text-properties style:font-name="Times New Roman1" fo:font-size="12pt" officeooo:rsid="001eba76" officeooo:paragraph-rsid="001eba76" style:font-name-asian="Times New Roman2" style:font-size-asian="12pt" style:font-size-complex="12pt"/>
    </style:style>
    <style:style style:name="P5" style:family="paragraph" style:parent-style-name="Standard">
      <style:text-properties style:font-name-asian="Times New Roman2"/>
    </style:style>
    <style:style style:name="P6" style:family="paragraph" style:parent-style-name="Standard">
      <style:paragraph-properties fo:orphans="0" fo:widows="0"/>
      <style:text-properties style:font-name-asian="Times New Roman2"/>
    </style:style>
    <style:style style:name="P7" style:family="paragraph" style:parent-style-name="Standard">
      <style:text-properties style:font-name-asian="Times New Roman2" text:display="none"/>
    </style:style>
    <style:style style:name="P8" style:family="paragraph" style:parent-style-name="Standard">
      <style:paragraph-properties fo:orphans="0" fo:widows="0"/>
      <style:text-properties officeooo:rsid="000c6484" officeooo:paragraph-rsid="000c6484" style:font-name-asian="Times New Roman2"/>
    </style:style>
    <style:style style:name="P9" style:family="paragraph" style:parent-style-name="Standard">
      <style:paragraph-properties fo:orphans="0" fo:widows="0"/>
      <style:text-properties officeooo:rsid="00218739" officeooo:paragraph-rsid="00218739" style:font-name-asian="Times New Roman2"/>
    </style:style>
    <style:style style:name="P10" style:family="paragraph" style:parent-style-name="Standard" style:list-style-name="L3">
      <style:paragraph-properties fo:orphans="0" fo:widows="0"/>
      <style:text-properties officeooo:rsid="00218739" officeooo:paragraph-rsid="0021eab7" style:font-name-asian="Times New Roman2"/>
    </style:style>
    <style:style style:name="P11" style:family="paragraph" style:parent-style-name="Standard" style:list-style-name="L3">
      <style:paragraph-properties fo:orphans="0" fo:widows="0"/>
      <style:text-properties officeooo:rsid="0021eab7" officeooo:paragraph-rsid="0021eab7" style:font-name-asian="Times New Roman2"/>
    </style:style>
    <style:style style:name="P12" style:family="paragraph" style:parent-style-name="Standard" style:list-style-name="L3">
      <style:paragraph-properties fo:orphans="0" fo:widows="0"/>
      <style:text-properties officeooo:rsid="0026499b" officeooo:paragraph-rsid="0026499b" style:font-name-asian="Times New Roman2"/>
    </style:style>
    <style:style style:name="P13" style:family="paragraph" style:parent-style-name="Standard" style:list-style-name="L3">
      <style:paragraph-properties fo:orphans="0" fo:widows="0"/>
      <style:text-properties officeooo:rsid="002e4f10" officeooo:paragraph-rsid="002e4f10" style:font-name-asian="Times New Roman2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orphans="0" fo:widows="0"/>
      <style:text-properties officeooo:paragraph-rsid="000e7979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4e87a"/>
    </style:style>
    <style:style style:name="P18" style:family="paragraph" style:parent-style-name="Standard">
      <style:text-properties officeooo:paragraph-rsid="0014e87a"/>
    </style:style>
    <style:style style:name="P19" style:family="paragraph" style:parent-style-name="Standard" style:list-style-name="L3">
      <style:paragraph-properties fo:orphans="0" fo:widows="0"/>
      <style:text-properties officeooo:rsid="00239557" officeooo:paragraph-rsid="00239557" fo:background-color="#ccf4c6" style:font-name-asian="Times New Roman2"/>
    </style:style>
    <style:style style:name="T1" style:family="text">
      <style:text-properties style:font-name-asian="Times New Roman2"/>
    </style:style>
    <style:style style:name="T2" style:family="text">
      <style:text-properties fo:font-weight="bold" style:font-name-asian="Times New Roman2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fo:font-weight="bold" style:font-name-asian="Times New Roman2" style:font-weight-asian="bold" style:font-weight-complex="bold"/>
    </style:style>
    <style:style style:name="T5" style:family="text">
      <style:text-properties fo:color="#ffffff" loext:opacity="100%" fo:font-weight="bold" officeooo:rsid="0014e87a" style:font-name-asian="Times New Roman2" style:font-weight-asian="bold" style:font-weight-complex="bold"/>
    </style:style>
    <style:style style:name="T6" style:family="text">
      <style:text-properties officeooo:rsid="000e7979"/>
    </style:style>
    <style:style style:name="T7" style:family="text">
      <style:text-properties fo:font-size="14pt" style:text-underline-style="solid" style:text-underline-width="auto" style:text-underline-color="font-color" officeooo:rsid="00218739" style:font-name-asian="Times New Roman2" style:font-size-asian="14pt" style:font-size-complex="14pt"/>
    </style:style>
    <style:style style:name="T8" style:family="text">
      <style:text-properties officeooo:rsid="0021eab7"/>
    </style:style>
    <style:style style:name="T9" style:family="text">
      <style:text-properties officeooo:rsid="002f25c8"/>
    </style:style>
    <style:style style:name="T10" style:family="text">
      <style:text-properties officeooo:rsid="00309b38"/>
    </style:style>
    <style:style style:name="T11" style:family="text">
      <style:text-properties officeooo:rsid="00312a1e"/>
    </style:style>
    <style:style style:name="T12" style:family="text">
      <style:text-properties officeooo:rsid="00329ac5"/>
    </style:style>
    <style:style style:name="T13" style:family="text">
      <style:text-properties officeooo:rsid="0033975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P1" text:outline-level="3"><text:span text:style-name="T1">[Ticket ID#] </text:span><text:span text:style-name="Internet_20_link"><text:span text:style-name="T7">Incorrect Style Specs</text:span></text:span></text:h>
          </table:table-cell>
          <table:covered-table-cell/>
        </table:table-row>
        <table:table-row table:style-name="Table1.1">
          <table:table-cell table:style-name="Table1.A2" office:value-type="string">
            <text:p text:style-name="P6"><text:span text:style-name="T3">Status:</text:span></text:p>
          </table:table-cell>
          <table:table-cell table:style-name="Table1.A2" office:value-type="string">
            <text:p text:style-name="P6">Open</text:p>
          </table:table-cell>
        </table:table-row>
        <table:table-row table:style-name="Table1.1">
          <table:table-cell table:style-name="Table1.A2" office:value-type="string">
            <text:p text:style-name="P6"><text:span text:style-name="T3">Project:</text:span></text:p>
          </table:table-cell>
          <table:table-cell table:style-name="Table1.A2" office:value-type="string">
            <text:p text:style-name="P4">Syndio Dashboard</text:p>
          </table:table-cell>
        </table:table-row>
        <table:table-row table:style-name="Table1.1">
          <table:table-cell table:style-name="Table1.A2" office:value-type="string">
            <text:p text:style-name="P6"><text:span text:style-name="T3">Component/s:</text:span></text:p>
          </table:table-cell>
          <table:table-cell table:style-name="Table1.A2" office:value-type="string">
            <text:p text:style-name="P3">qa-interview-dashboard@1.0.0 build</text:p>
          </table:table-cell>
        </table:table-row>
        <table:table-row table:style-name="Table1.1">
          <table:table-cell table:style-name="Table1.A2" office:value-type="string">
            <text:p text:style-name="P6"><text:span text:style-name="T3">Affects Version/s:</text:span></text:p>
          </table:table-cell>
          <table:table-cell table:style-name="Table1.A2" office:value-type="string">
            <text:p text:style-name="P3">build_17a48363</text:p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span text:style-name="T3">Fix Version/s:</text:span></text:p>
          </table:table-cell>
          <table:table-cell table:style-name="Table1.A2" office:value-type="string">
            <text:p text:style-name="P8">Not Specified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14"><text:span text:style-name="T2">Type:</text:span><text:span text:style-name="T1"> </text:span></text:p>
          </table:table-cell>
          <table:table-cell table:style-name="Table2.B1" office:value-type="string">
            <text:p text:style-name="P6">Bug </text:p>
          </table:table-cell>
          <table:table-cell table:style-name="Table2.A1" office:value-type="string">
            <text:p text:style-name="P14"><text:span text:style-name="T2">Priority:</text:span><text:span text:style-name="T1"> </text:span></text:p>
          </table:table-cell>
          <table:table-cell table:style-name="Table2.B1" office:value-type="string">
            <text:p text:style-name="P9">Major</text:p>
          </table:table-cell>
        </table:table-row>
        <table:table-row table:style-name="Table2.1">
          <table:table-cell table:style-name="Table2.A1" office:value-type="string">
            <text:p text:style-name="P14"><text:span text:style-name="T2">Reporter:</text:span><text:span text:style-name="T1"> </text:span></text:p>
          </table:table-cell>
          <table:table-cell table:style-name="Table2.B1" office:value-type="string">
            <text:p text:style-name="P6">Alan Tan</text:p>
          </table:table-cell>
          <table:table-cell table:style-name="Table2.A1" office:value-type="string">
            <text:p text:style-name="P14"><text:span text:style-name="T2">Assignee:</text:span><text:span text:style-name="T1"> </text:span></text:p>
          </table:table-cell>
          <table:table-cell table:style-name="Table2.B1" office:value-type="string">
            <text:p text:style-name="P6">Developer</text:p>
          </table:table-cell>
        </table:table-row>
        <table:table-row table:style-name="Table2.1">
          <table:table-cell table:style-name="Table2.A1" office:value-type="string">
            <text:p text:style-name="P14"><text:span text:style-name="T2">Resolution:</text:span><text:span text:style-name="T1"> </text:span></text:p>
          </table:table-cell>
          <table:table-cell table:style-name="Table2.B1" office:value-type="string">
            <text:p text:style-name="P6">Not Fixed</text:p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6"><text:span text:style-name="T3">Remaining Estimate:</text:span></text:p>
          </table:table-cell>
          <table:table-cell table:style-name="Table2.B1" table:number-columns-spanned="3" office:value-type="string">
            <text:p text:style-name="P6">0h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<text:span text:style-name="T3">Time Spent:</text:span></text:p>
          </table:table-cell>
          <table:table-cell table:style-name="Table2.B1" table:number-columns-spanned="3" office:value-type="string">
            <text:p text:style-name="P6">Not Specified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<text:span text:style-name="T3">Original Estimate:</text:span></text:p>
          </table:table-cell>
          <table:table-cell table:style-name="Table2.B1" table:number-columns-spanned="3" office:value-type="string">
            <text:p text:style-name="P6">Not Specified </text:p>
          </table:table-cell>
          <table:covered-table-cell/>
          <table:covered-table-cell/>
        </table:table-row>
      </table:table>
      <text:p text:style-name="Standard"><text:span text:style-name="T1"><text:line-break/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<text:span text:style-name="T2">Attachments:</text:span><text:span text:style-name="T1"> </text:span></text:p>
          </table:table-cell>
          <table:table-cell table:style-name="Table4.B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14"><text:span text:style-name="T2">Issue Links:</text:span><text:span text:style-name="T1"> </text:span></text:p>
          </table:table-cell>
          <table:table-cell table:style-name="Table4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columns-spanned="4" office:value-type="string">
                  <text:p text:style-name="P6"><text:span text:style-name="T3">Dependency</text:span>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2" office:value-type="string">
                  <text:p text:style-name="P6">depends on </text:p>
                </table:table-cell>
                <table:table-cell table:style-name="Table3.B2" office:value-type="string">
                  <text:p text:style-name="P15"><text:span text:style-name="T6">Story Number</text:span></text:p>
                </table:table-cell>
                <table:table-cell table:style-name="Table3.C2" office:value-type="string">
                  <text:p text:style-name="P6">Name </text:p>
                </table:table-cell>
                <table:table-cell table:style-name="Table3.D2" office:value-type="string">
                  <text:p text:style-name="P6">Status </text:p>
                </table:table-cell>
              </table:table-row>
              <table:table-row table:style-name="Table3.1">
                <table:table-cell table:style-name="Table3.A1" table:number-columns-spanned="4" office:value-type="string">
                  <text:p text:style-name="P6"><text:span text:style-name="T3">Related</text:span>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4" office:value-type="string">
                  <text:p text:style-name="P6">is related to </text:p>
                </table:table-cell>
                <table:table-cell table:style-name="Table3.B4" office:value-type="string">
                  <text:p text:style-name="P14"><text:span text:style-name="T1">Story Number</text:span></text:p>
                </table:table-cell>
                <table:table-cell table:style-name="Table3.C4" office:value-type="string">
                  <text:p text:style-name="P6">Name</text:p>
                </table:table-cell>
                <table:table-cell table:style-name="Table3.D4" office:value-type="string">
                  <text:p text:style-name="P6">Status</text:p>
                </table:table-cell>
              </table:table-row>
            </table:table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<text:span text:style-name="T3">Team:</text:span></text:p>
          </table:table-cell>
          <table:table-cell table:style-name="Table4.B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<text:span text:style-name="T3">Epic Link:</text:span></text:p>
          </table:table-cell>
          <table:table-cell table:style-name="Table4.B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<text:span text:style-name="T3">Sprint:</text:span></text:p>
          </table:table-cell>
          <table:table-cell table:style-name="Table4.B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<text:span text:style-name="T3">Submitted By:</text:span></text:p>
          </table:table-cell>
          <table:table-cell table:style-name="Table4.B1" office:value-type="string">
            <text:p text:style-name="P14">Alan Tan<text:span text:style-name="T1"> 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3">Resolved By:</text:span></text:p>
          </table:table-cell>
          <table:table-cell table:style-name="Table4.B1" office:value-type="string">
            <text:p text:style-name="P14"><text:span text:style-name="T1"/></text:p>
          </table:table-cell>
        </table:table-row>
        <table:table-row table:style-name="Table4.1">
          <table:table-cell table:style-name="Table4.A1" office:value-type="string">
            <text:p text:style-name="P6"><text:span text:style-name="T3">Closed By:</text:span></text:p>
          </table:table-cell>
          <table:table-cell table:style-name="Table4.B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><text:span text:style-name="T3">Closed Date:</text:span></text:p>
          </table:table-cell>
          <table:table-cell table:style-name="Table4.B1" office:value-type="string">
            <text:p text:style-name="P6"><text:s/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<text:span text:style-name="T1"> </text:span><text:span text:style-name="T4">Description</text:span><text:span text:style-name="T1">  </text:span></text:p>
          </table:table-cell>
          <table:table-cell table:style-name="Table5.B1" office:value-type="string">
            <text:list xml:id="list4112678208" text:style-name="L3">
              <text:list-header>
                <text:p text:style-name="P13">A few elements <text:span text:style-name="T9">of the webpage do not follow the project style specs. Affected styles are the </text:span><text:span text:style-name="T13">webpage</text:span><text:span text:style-name="T9"> padding and dimensions/colors of Gender/Race </text:span><text:span text:style-name="T13">t</text:span><text:span text:style-name="T9">ab</text:span><text:span text:style-name="T13">s</text:span><text:span text:style-name="T9">. </text:span><text:span text:style-name="T10">These bugs are persistent in both “Group By Role” and “Group By Function” </text:span><text:span text:style-name="T12">views</text:span><text:span text:style-name="T10">. </text:span></text:p>
              </text:list-header>
            </text:list>
          </table:table-cell>
        </table:table-row>
      </table:table>
      <text:p text:style-name="P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/>
          </table:table-cell>
        </table:table-row>
      </table:table>
      <text:p text:style-name="P18"/>
      <text:p text:style-name="P18"/>
      <text:p text:style-name="P18"/>
      <text:p text:style-name="P18"/>
      <text:p text:style-name="P18"><text:soft-page-break/></text:p>
      <text:p text:style-name="P1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<text:span text:style-name="T1"> </text:span><text:span text:style-name="T5">Acceptance Criteria</text:span><text:span text:style-name="T1">  </text:span></text:p>
          </table:table-cell>
          <table:table-cell table:style-name="Table7.B1" office:value-type="string">
            <text:list xml:id="list224705354557009" text:continue-numbering="true" text:style-name="L3">
              <text:list-item>
                <text:p text:style-name="P10">Padding should be 24px on the both sides of the webpage. Bug is that the padding <text:span text:style-name="T8">of</text:span> <text:span text:style-name="T8">top header is only 20px</text:span>.</text:p>
              </text:list-item>
              <text:list-item>
                <text:p text:style-name="P11">Gender and Race tab dimensions should be 200 x 40px, but are instead 200 x 41px.</text:p>
                <text:list>
                  <text:list-item>
                    <text:p text:style-name="P11">Active tab background color should be #D8D8D8 but is #F8F8F8.</text:p>
                  </text:list-item>
                  <text:list-item>
                    <text:p text:style-name="P19">Inactive tab background color should be #F2F2F2 but is transparent. <text:span text:style-name="T11">I’m not sure if this can be considered a bug since the application background is #F2F2F2 and if the tab is transparent then it inherits this color </text:span><text:span text:style-name="T12">anyway</text:span><text:span text:style-name="T11">. I would have to confer with the developer about this.</text:span></text:p>
                  </text:list-item>
                </text:list>
                <text:p text:style-name="P12"/>
              </text:list-item>
            </text:list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name-asian="F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339in" fo:margin-bottom="0.0339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0339in" fo:margin-bottom="0.0339in" style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tablabel" style:family="paragraph" style:parent-style-name="Standard" style:default-outline-level="">
      <style:paragraph-properties fo:margin-top="0.0339in" fo:margin-bottom="0.0339in" style:contextual-spacing="false" fo:padding-left="0.028in" fo:padding-right="0.028in" fo:padding-top="0.028in" fo:padding-bottom="0in" fo:border-left="0.74pt solid #cccccc" fo:border-right="0.74pt solid #cccccc" fo:border-top="0.74pt solid #cccccc" fo:border-bottom="none" style:shadow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0339in" fo:margin-bottom="0.0339in" style:contextual-spacing="false"/>
    </style:style>
    <style:style style:name="nopadding" style:family="paragraph" style:parent-style-name="Standard" style:default-outline-level="">
      <style:paragraph-properties fo:margin-top="0.0339in" fo:margin-bottom="0.0339in" style:contextual-spacing="false"/>
    </style:style>
    <style:style style:name="subtext1" style:family="paragraph" style:parent-style-name="Standard" style:default-outline-level="">
      <style:paragraph-properties fo:margin-top="0.0339in" fo:margin-bottom="0.0339in" style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0339in" fo:margin-bottom="0.0339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ui-avatar" style:family="text" style:parent-style-name="Default_20_Paragraph_20_Font"/>
    <style:style style:name="aui-avatar-inner" style:family="text" style:parent-style-name="Default_20_Paragraph_20_Font"/>
    <style:style style:name="tinylink" style:family="text" style:parent-style-name="Default_20_Paragraph_20_Font"/>
    <style:style style:name="user-hov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[#WRBP-2590] [Proofpoint] BCSDK 5.33 prints tons of errors and warnings</dc:title>
    <meta:initial-creator>Alan Tan</meta:initial-creator>
    <meta:editing-cycles>26</meta:editing-cycles>
    <meta:creation-date>2022-09-20T05:54:00</meta:creation-date>
    <dc:date>2022-09-20T22:47:03.695000000</dc:date>
    <meta:editing-duration>PT2H8M4S</meta:editing-duration>
    <meta:generator>LibreOffice/7.2.4.1$Windows_X86_64 LibreOffice_project/27d75539669ac387bb498e35313b970b7fe9c4f9</meta:generator>
    <meta:document-statistic meta:table-count="7" meta:image-count="0" meta:object-count="0" meta:page-count="2" meta:paragraph-count="57" meta:word-count="218" meta:character-count="1330" meta:non-whitespace-character-count="1147"/>
    <meta:user-defined meta:name="AppVersion">16.0000</meta:user-defined>
    <meta:template xlink:type="simple" xlink:actuate="onRequest" xlink:title="Normal.dotm" xlink:href=""/>
  </office:meta>
</office:document-meta>
</file>